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CC99"/>
    </style:style>
    <style:style style:name="ce5" style:family="table-cell" style:parent-style-name="Default" style:data-style-name="N0">
      <style:table-cell-properties fo:background-color="#FFCC99"/>
    </style:style>
    <style:style style:name="ce6" style:family="table-cell" style:parent-style-name="Default" style:data-style-name="N36">
      <style:table-cell-properties fo:background-color="#FFCC99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01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e_Siz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Jar w/deps size, bytes</text:p>
          </table:table-cell>
          <table:table-cell office:value-type="string" table:style-name="ce3">
            <text:p>Jar w/deps size, KB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59488" table:style-name="ce1">
            <text:p>59488</text:p>
          </table:table-cell>
          <table:table-cell office:value-type="float" office:value="58.09375" table:formula="of:=[.B2]/1024" table:style-name="ce4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72865" table:style-name="ce1">
            <text:p>72865</text:p>
          </table:table-cell>
          <table:table-cell office:value-type="float" office:value="71.1572265625" table:formula="of:=[.B3]/1024" table:style-name="ce4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2963924" table:style-name="ce1">
            <text:p>2963924</text:p>
          </table:table-cell>
          <table:table-cell office:value-type="float" office:value="2894.45703125" table:formula="of:=[.B4]/1024" table:style-name="ce4">
            <text:p>28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3918836" table:style-name="ce1">
            <text:p>3918836</text:p>
          </table:table-cell>
          <table:table-cell office:value-type="float" office:value="3826.98828125" table:formula="of:=[.B5]/1024" table:style-name="ce4">
            <text:p>3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enWebBeans</text:p>
          </table:table-cell>
          <table:table-cell office:value-type="float" office:value="1671552" table:style-name="ce1">
            <text:p>1671552</text:p>
          </table:table-cell>
          <table:table-cell office:value-type="float" office:value="1632.375" table:formula="of:=[.B6]/1024" table:style-name="ce4">
            <text:p>1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4915026" table:style-name="ce1">
            <text:p>4915026</text:p>
          </table:table-cell>
          <table:table-cell office:value-type="float" office:value="4799.830078125" table:formula="of:=[.B7]/1024" table:style-name="ce4">
            <text:p>4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10336726" table:style-name="ce1">
            <text:p>10336726</text:p>
          </table:table-cell>
          <table:table-cell office:value-type="float" office:value="10094.458984375" table:formula="of:=[.B8]/1024" table:style-name="ce4">
            <text:p>1009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ootique-rest</text:p>
          </table:table-cell>
          <table:table-cell office:value-type="float" office:value="10687043" table:style-name="ce1">
            <text:p>10687043</text:p>
          </table:table-cell>
          <table:table-cell office:value-type="float" office:value="10436.5654296875" table:formula="of:=[.B10]/1024" table:style-name="ce4">
            <text:p>10437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pringboot-rest</text:p>
          </table:table-cell>
          <table:table-cell office:value-type="float" office:value="20578184" table:style-name="ce1">
            <text:p>20578184</text:p>
          </table:table-cell>
          <table:table-cell office:value-type="float" office:value="20095.8828125" table:formula="of:=[.B11]/1024" table:style-name="ce4">
            <text:p>20096</text:p>
          </table:table-cell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Exec_Times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5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3">
            <text:p>Average, 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0.09" table:style-name="ce1">
            <text:p>0.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9.0333333333333335E-2" table:formula="of:=AVERAGE([.B2:.D2])" table:style-name="ce6">
            <text:p>0.0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0.105" table:style-name="ce1">
            <text:p>0.105</text:p>
          </table:table-cell>
          <table:table-cell office:value-type="float" office:value="0.104" table:style-name="ce1">
            <text:p>0.104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formula="of:=AVERAGE([.B3:.D3])" table:style-name="ce6">
            <text:p>0.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733333333333333" table:formula="of:=AVERAGE([.B4:.D4])" table:style-name="ce6">
            <text:p>0.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0399999999999999" table:formula="of:=AVERAGE([.B5:.D5])" table:style-name="ce6">
            <text:p>0.2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WebBeans</text:p>
          </table:table-cell>
          <table:table-cell table:number-columns-repeated="3" table:style-name="ce1"/>
          <table:table-cell office:value-type="float" office:value="0" table:formula="of:=AVERAGE([.B6:.D6])" table:style-name="ce6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0.22" table:style-name="ce1">
            <text:p>0.22</text:p>
          </table:table-cell>
          <table:table-cell office:value-type="float" office:value="0.223" table:style-name="ce1">
            <text:p>0.223</text:p>
          </table:table-cell>
          <table:table-cell office:value-type="float" office:value="0.221" table:style-name="ce1">
            <text:p>0.221</text:p>
          </table:table-cell>
          <table:table-cell office:value-type="float" office:value="0.22133333333333335" table:formula="of:=AVERAGE([.B7:.D7])" table:style-name="ce6">
            <text:p>0.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0.754" table:style-name="ce1">
            <text:p>0.754</text:p>
          </table:table-cell>
          <table:table-cell office:value-type="float" office:value="0.74" table:style-name="ce1">
            <text:p>0.74</text:p>
          </table:table-cell>
          <table:table-cell office:value-type="float" office:value="0.74333333333333329" table:formula="of:=AVERAGE([.B8:.D8])" table:style-name="ce6">
            <text:p>0.74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ootique-rest</text:p>
          </table:table-cell>
          <table:table-cell table:number-columns-repeated="3" table:style-name="ce1"/>
          <table:table-cell table:style-name="ce5"/>
          <table:table-cell table:number-columns-repeated="16379"/>
        </table:table-row>
        <table:table-row table:style-name="ro2">
          <table:table-cell office:value-type="string" table:style-name="ce1">
            <text:p>springboot-rest</text:p>
          </table:table-cell>
          <table:table-cell table:number-columns-repeated="3" table:style-name="ce1"/>
          <table:table-cell table:style-name="ce5"/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Andrus Adamchik</dc:creator>
    <meta:creation-date>2020-04-15T17:26:05Z</meta:creation-date>
    <dc:date>2024-04-12T14:53:11Z</dc:date>
    <meta:editing-cycles>16</meta:editing-cycles>
    <meta:editing-duration>PT6324S</meta:editing-duration>
  </office:meta>
</office:document-meta>
</file>